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OpenSymbol1" svg:font-family="OpenSymbol, 'Arial Unicode MS'"/>
    <style:font-face style:name="Arial1" svg:font-family="Arial" style:font-family-generic="swiss"/>
    <style:font-face style:name="Arial" svg:font-family="Arial" style:font-pitch="variable"/>
    <style:font-face style:name="Microsoft YaHei" svg:font-family="'Microsoft YaHei'" style:font-pitch="variable"/>
    <style:font-face style:name="OpenSymbol3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3" svg:font-family="Arial" style:font-family-generic="system" style:font-pitch="variable"/>
    <style:font-face style:name="Liberation Sans3" svg:font-family="'Liberation Sans', Arial" style:font-family-generic="system" style:font-pitch="variable"/>
    <style:font-face style:name="Microsoft YaHei1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bb6" draw:textarea-horizontal-align="justify" draw:textarea-vertical-align="middle" draw:auto-grow-height="false" fo:min-height="6.809cm" fo:min-width="27.137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7cm" fo:min-width="27.137cm"/>
    </style:style>
    <style:style style:name="gr3" style:family="graphic" style:parent-style-name="standard">
      <style:graphic-properties draw:textarea-horizontal-align="justify" draw:textarea-vertical-align="middle" draw:auto-grow-height="false" fo:min-height="2.04cm" fo:min-width="5.476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2.306cm" fo:min-width="9.438cm"/>
      <style:paragraph-properties style:writing-mode="lr-tb"/>
    </style:style>
    <style:style style:name="gr5" style:family="graphic" style:parent-style-name="standard">
      <style:graphic-properties draw:fill-color="#ff8000" fo:min-height="0cm" fo:min-width="0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1.849cm" fo:min-width="10.703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fo:min-height="0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13cm" fo:min-width="7.73cm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102cm"/>
      <style:paragraph-properties style:writing-mode="lr-tb"/>
    </style:style>
    <style:style style:name="gr17" style:family="graphic" style:parent-style-name="objectwithoutfill">
      <style:graphic-properties draw:marker-end="Arrowheads_20_11" draw:marker-end-width="0.3cm" draw:fill="none" draw:textarea-vertical-align="middle"/>
    </style:style>
    <style:style style:name="gr18" style:family="graphic" style:parent-style-name="standard">
      <style:graphic-properties draw:fill-color="#800080" draw:textarea-horizontal-align="justify" draw:textarea-vertical-align="middle" draw:auto-grow-height="false" fo:min-height="1.276cm" fo:min-width="3.235cm"/>
      <style:paragraph-properties style:writing-mode="lr-tb"/>
    </style:style>
    <style:style style:name="gr19" style:family="graphic" style:parent-style-name="standard">
      <style:graphic-properties draw:fill-color="#800080" draw:textarea-horizontal-align="justify" draw:textarea-vertical-align="middle" draw:auto-grow-height="false" fo:min-height="1.276cm" fo:min-width="3.234cm"/>
      <style:paragraph-properties style:writing-mode="lr-tb"/>
    </style:style>
    <style:style style:name="gr20" style:family="graphic" style:parent-style-name="objectwithoutfill">
      <style:graphic-properties draw:marker-end="Arrowheads_20_12" draw:marker-end-width="0.3cm" draw:fill="none" draw:textarea-vertical-align="middle"/>
    </style:style>
    <style:style style:name="gr21" style:family="graphic" style:parent-style-name="standard">
      <style:graphic-properties draw:fill-color="#ffd7d7" draw:textarea-horizontal-align="justify" draw:textarea-vertical-align="middle" draw:auto-grow-height="false" fo:min-height="4cm" fo:min-width="27.25cm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23" style:family="graphic" style:parent-style-name="standard">
      <style:graphic-properties draw:fill-color="#800080" draw:textarea-horizontal-align="justify" draw:textarea-vertical-align="middle" draw:auto-grow-height="false" fo:min-height="1.75cm" fo:min-width="3.5cm"/>
      <style:paragraph-properties style:writing-mode="lr-tb"/>
    </style:style>
    <style:style style:name="gr24" style:family="graphic" style:parent-style-name="objectwithoutfill">
      <style:graphic-properties draw:marker-end="Arrowheads_20_15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75cm" fo:min-width="8cm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3.723cm" fo:min-width="4.75cm"/>
      <style:paragraph-properties style:writing-mode="lr-tb"/>
    </style:style>
    <style:style style:name="gr27" style:family="graphic" style:parent-style-name="standard">
      <style:graphic-properties draw:stroke="none" draw:fill="none" fo:min-height="1.025cm"/>
      <style:paragraph-properties style:writing-mode="lr-tb"/>
    </style:style>
    <style:style style:name="gr28" style:family="graphic" style:parent-style-name="standard" style:list-style-name="L1">
      <style:graphic-properties draw:fill-color="#bf0041" draw:textarea-horizontal-align="justify" draw:textarea-vertical-align="middle" draw:auto-grow-height="false" fo:min-height="1.012cm" fo:min-width="1.673cm"/>
      <style:paragraph-properties style:writing-mode="lr-tb"/>
    </style:style>
    <style:style style:name="gr29" style:family="graphic" style:parent-style-name="standard" style:list-style-name="L1">
      <style:graphic-properties draw:fill-color="#729fcf" draw:textarea-horizontal-align="justify" draw:textarea-vertical-align="middle" draw:auto-grow-height="false" fo:min-height="1.012cm" fo:min-width="1.673cm"/>
      <style:paragraph-properties style:writing-mode="lr-tb"/>
    </style:style>
    <style:style style:name="gr30" style:family="graphic" style:parent-style-name="standard" style:list-style-name="L1">
      <style:graphic-properties draw:fill-color="#ffff00" draw:textarea-horizontal-align="justify" draw:textarea-vertical-align="middle" draw:auto-grow-height="false" fo:min-height="1.012cm" fo:min-width="1.672cm"/>
      <style:paragraph-properties style:writing-mode="lr-tb"/>
    </style:style>
    <style:style style:name="gr31" style:family="graphic" style:parent-style-name="standard" style:list-style-name="L1">
      <style:graphic-properties draw:fill-color="#ff8000" draw:textarea-horizontal-align="justify" draw:textarea-vertical-align="middle" draw:auto-grow-height="false" fo:min-height="1.012cm" fo:min-width="1.672cm"/>
      <style:paragraph-properties style:writing-mode="lr-tb"/>
    </style:style>
    <style:style style:name="gr32" style:family="graphic" style:parent-style-name="objectwithoutfill">
      <style:graphic-properties draw:marker-end="Arrowheads_20_16" draw:marker-end-width="0.3cm" draw:fill="none" draw:textarea-vertical-align="middle"/>
    </style:style>
    <style:style style:name="gr33" style:family="graphic" style:parent-style-name="objectwithoutfill">
      <style:graphic-properties draw:marker-end="Arrowheads_20_17" draw:marker-end-width="0.3cm" draw:fill="none" draw:textarea-vertical-align="middle"/>
    </style:style>
    <style:style style:name="gr34" style:family="graphic" style:parent-style-name="objectwithoutfill">
      <style:graphic-properties draw:marker-end="Arrowheads_20_18" draw:marker-end-width="0.3cm" draw:fill="none" draw:textarea-vertical-align="middle"/>
    </style:style>
    <style:style style:name="P1" style:family="paragraph">
      <loext:graphic-properties draw:fill-color="#ffdbb6"/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1.27cm" fo:margin-right="0cm" fo:text-align="start" fo:text-indent="-0.635cm" style:writing-mode="lr-tb"/>
    </style:style>
    <style:style style:name="P5" style:family="paragraph">
      <loext:graphic-properties draw:fill-color="#729fcf"/>
      <style:paragraph-properties fo:margin-left="1.27cm" fo:margin-right="0cm" fo:text-align="start" fo:text-indent="-0.635cm"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8000"/>
      <style:paragraph-properties style:writing-mode="lr-tb"/>
    </style:style>
    <style:style style:name="P8" style:family="paragraph">
      <style:paragraph-properties fo:margin-left="1.27cm" fo:margin-right="0cm" fo:margin-top="0cm" fo:margin-bottom="0cm" fo:line-height="100%" fo:text-align="center" fo:text-indent="-0.635cm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1.27cm" fo:margin-right="0cm" fo:text-align="center" fo:text-indent="-0.635cm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28pt" style:font-size-asian="18pt" style:font-size-complex="18pt"/>
    </style:style>
    <style:style style:name="P12" style:family="paragraph">
      <loext:graphic-properties draw:fill-color="#800080"/>
      <style:paragraph-properties fo:text-align="center" style:writing-mode="lr-tb"/>
    </style:style>
    <style:style style:name="P13" style:family="paragraph">
      <loext:graphic-properties draw:fill-color="#ffd7d7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style:paragraph-properties fo:text-align="center" style:writing-mode="lr-tb"/>
      <style:text-properties fo:font-size="13pt" style:font-size-asian="13pt" style:font-size-complex="13pt"/>
    </style:style>
    <style:style style:name="P16" style:family="paragraph">
      <loext:graphic-properties draw:fill-color="#ffffff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19" style:family="paragraph">
      <loext:graphic-properties draw:fill-color="#bf0041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20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21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22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37cm" svg:height="7.059cm" svg:x="1.013cm" svg:y="12.9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637cm" svg:height="7.25cm" svg:x="1.063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976cm" svg:height="2.29cm" svg:x="2.5cm" svg:y="7.25cm">
          <text:p text:style-name="P3">Get all unique SDG column nam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2" draw:id="id2" draw:layer="layout" svg:width="9.938cm" svg:height="2.556cm" svg:x="9.75cm" svg:y="6.944cm">
          <text:p text:style-name="P4"><text:span text:style-name="T1">Manually match SDG column names with SDMX concepts found in </text:span><text:span text:style-name="T1"><text:a xlink:href="https://unstats.un.org/sdgs/files/SDG_DSD_MATRIX.1.4.xlsm" xlink:type="simple">Global DSD</text:a></text:span><text:span text:style-name="T1"><text:s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3" draw:id="id3" draw:layer="layout" svg:width="7.221cm" svg:height="1.673cm" svg:x="21.779cm" svg:y="7.5cm">
          <text:p text:style-name="P6">Import the manual mappings Exc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xml:id="id4" draw:id="id4" draw:layer="layout" svg:width="11.203cm" svg:height="2.099cm" svg:x="13.697cm" svg:y="10.25cm">
          <text:p text:style-name="P8"><text:span text:style-name="T1">Put all the SDMX equivalents to the SDG column names in <text:s/>“sdmx_col_nm” colum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9" draw:layer="layout" svg:x1="8.476cm" svg:y1="8.395cm" svg:x2="9.75cm" svg:y2="8.222cm" draw:start-shape="id1" draw:start-glue-point="7" draw:end-shape="id2" draw:end-glue-point="5" svg:d="M8476 8395h637v-173h637" svg:viewBox="0 0 1275 174">
          <text:p/>
        </draw:connector>
        <draw:connector draw:style-name="gr8" draw:text-style-name="P9" draw:layer="layout" svg:x1="25.39cm" svg:y1="9.173cm" svg:x2="24.9cm" svg:y2="11.3cm" draw:start-shape="id3" draw:start-glue-point="6" draw:end-shape="id4" draw:end-glue-point="7" svg:d="M25390 9173v538h11v1589h-501" svg:viewBox="0 0 502 2128">
          <text:p/>
        </draw:connector>
        <draw:custom-shape draw:style-name="gr9" draw:text-style-name="P6" xml:id="id5" draw:id="id5" draw:layer="layout" svg:width="9.688cm" svg:height="2.384cm" svg:x="1.312cm" svg:y="14.689cm">
          <text:p text:style-name="P6">Get SDG value disaggregations from respective disaggregation reports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xml:id="id6" draw:id="id6" draw:layer="layout" svg:width="8.23cm" svg:height="1.363cm" svg:x="12.52cm" svg:y="15.2cm">
          <text:p text:style-name="P10">Download the <text:a xlink:href="https://unstats.un.org/sdgs/files/SDG_DSD_MATRIX.1.4.xlsm" xlink:type="simple">Global DSD</text:a><text:s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7" draw:id="id7" draw:layer="layout" svg:width="5.322cm" svg:height="3.095cm" svg:x="22.178cm" svg:y="14.289cm">
          <text:p text:style-name="P6">Get all potential values for each column (from a tab in the DS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8" draw:id="id8" draw:layer="layout" svg:width="6.473cm" svg:height="1.673cm" svg:x="22.177cm" svg:y="17.939cm">
          <text:p text:style-name="P6">Present the best options to u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9" draw:id="id9" draw:layer="layout" svg:width="6.243cm" svg:height="1.673cm" svg:x="14.757cm" svg:y="17.58cm">
          <text:p text:style-name="P6">Let user choose best op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10" draw:id="id10" draw:layer="layout" svg:width="8.217cm" svg:height="2.384cm" svg:x="5.793cm" svg:y="17.598cm">
          <text:p text:style-name="P6">Insert chosen option into dataframe under "sdmx_code" colum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11cm" svg:y1="15.881cm" svg:x2="12.52cm" svg:y2="15.882cm" draw:start-shape="id5" draw:start-glue-point="7" draw:end-shape="id6" draw:end-glue-point="5" svg:d="M11000 15881h761v1h759" svg:viewBox="0 0 1521 2">
          <text:p/>
        </draw:connector>
        <draw:connector draw:style-name="gr12" draw:text-style-name="P9" draw:layer="layout" svg:x1="20.75cm" svg:y1="15.882cm" svg:x2="22.178cm" svg:y2="15.837cm" draw:start-shape="id6" draw:start-glue-point="7" draw:end-shape="id7" draw:end-glue-point="5" svg:d="M20750 15882h715v-45h713" svg:viewBox="0 0 1429 46">
          <text:p/>
        </draw:connector>
        <draw:connector draw:style-name="gr13" draw:text-style-name="P9" draw:layer="layout" svg:x1="24.839cm" svg:y1="17.384cm" svg:x2="25.414cm" svg:y2="17.939cm" draw:start-shape="id7" draw:start-glue-point="6" draw:end-shape="id8" draw:end-glue-point="4" svg:d="M24839 17384v277h575v278" svg:viewBox="0 0 576 556">
          <text:p/>
        </draw:connector>
        <draw:connector draw:style-name="gr14" draw:text-style-name="P9" draw:layer="layout" svg:x1="22.177cm" svg:y1="18.776cm" svg:x2="21cm" svg:y2="18.417cm" draw:start-shape="id8" draw:start-glue-point="5" draw:end-shape="id9" draw:end-glue-point="7" svg:d="M22177 18776h-589v-359h-588" svg:viewBox="0 0 1178 360">
          <text:p/>
        </draw:connector>
        <draw:connector draw:style-name="gr15" draw:text-style-name="P9" draw:layer="layout" svg:x1="14.757cm" svg:y1="18.417cm" svg:x2="14.01cm" svg:y2="18.79cm" draw:start-shape="id9" draw:start-glue-point="5" draw:end-shape="id10" draw:end-glue-point="7" svg:d="M14757 18417h-374v373h-373" svg:viewBox="0 0 748 374">
          <text:p/>
        </draw:connector>
        <draw:frame draw:style-name="gr16" draw:text-style-name="P11" draw:layer="layout" svg:width="12.201cm" svg:height="1.352cm" svg:x="1.063cm" svg:y="5.5cm">
          <draw:text-box>
            <text:p><text:span text:style-name="T2">Column Mapping</text:span></text:p>
          </draw:text-box>
        </draw:frame>
        <draw:frame draw:style-name="gr16" draw:text-style-name="P11" draw:layer="layout" svg:width="12.201cm" svg:height="1.352cm" svg:x="1.063cm" svg:y="12.941cm">
          <draw:text-box>
            <text:p><text:span text:style-name="T2">Value Mapping</text:span></text:p>
          </draw:text-box>
        </draw:frame>
        <draw:connector draw:style-name="gr17" draw:text-style-name="P9" draw:layer="layout" draw:type="curve" svg:x1="19.299cm" svg:y1="12.349cm" svg:x2="12.516cm" svg:y2="13.322cm" draw:start-shape="id4" draw:start-glue-point="6" draw:end-shape="id11" draw:end-glue-point="7" svg:d="M19299 12349c0 649-2261 973-6783 973" svg:viewBox="0 0 6784 974">
          <text:p/>
        </draw:connector>
        <draw:custom-shape draw:style-name="gr18" draw:text-style-name="P12" xml:id="id15" draw:id="id15" draw:layer="layout" svg:width="3.735cm" svg:height="1.526cm" svg:x="1.262cm" svg:y="18.031cm">
          <text:p text:style-name="P3">Mapped Valu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1" draw:id="id11" draw:layer="layout" svg:width="3.734cm" svg:height="1.526cm" svg:x="8.782cm" svg:y="12.559cm">
          <text:p text:style-name="P3">Mapped Colum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9" draw:layer="layout" draw:type="curve" svg:x1="10.649cm" svg:y1="14.085cm" svg:x2="6.156cm" svg:y2="14.689cm" draw:start-shape="id11" draw:start-glue-point="6" draw:end-shape="id5" draw:end-glue-point="4" svg:d="M10649 14085c0 454-4493 153-4493 604" svg:viewBox="0 0 4494 605">
          <text:p/>
        </draw:connector>
        <draw:custom-shape draw:style-name="gr21" draw:text-style-name="P13" draw:layer="layout" svg:width="27.75cm" svg:height="4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4" xml:id="id12" draw:id="id12" draw:layer="layout" svg:width="5cm" svg:height="2cm" svg:x="1.25cm" svg:y="2.5cm">
          <text:p text:style-name="P14">Get meta data from live si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2" xml:id="id14" draw:id="id14" draw:layer="layout" svg:width="4cm" svg:height="2cm" svg:x="16.2cm" svg:y="2.5cm">
          <text:p text:style-name="P3">Included Indicato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9" draw:layer="layout" svg:x1="6.25cm" svg:y1="3.5cm" svg:x2="7cm" svg:y2="3.25cm" draw:start-shape="id12" draw:start-glue-point="7" draw:end-shape="id13" draw:end-glue-point="5" svg:d="M6250 3500h376v-250h374" svg:viewBox="0 0 751 251">
          <text:p/>
        </draw:connector>
        <draw:connector draw:style-name="gr24" draw:text-style-name="P9" draw:layer="layout" svg:x1="15.5cm" svg:y1="3.25cm" svg:x2="16.2cm" svg:y2="3.5cm" draw:start-shape="id13" draw:start-glue-point="7" draw:end-shape="id14" draw:end-glue-point="5" svg:d="M15500 3250h351v250h349" svg:viewBox="0 0 701 251">
          <text:p/>
        </draw:connector>
        <draw:custom-shape draw:style-name="gr25" draw:text-style-name="P3" xml:id="id13" draw:id="id13" draw:layer="layout" svg:width="8.5cm" svg:height="2cm" svg:x="7cm" svg:y="2.25cm">
          <text:p text:style-name="P3">Identify and eliminate indicators which meet the logic set in config fil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11" draw:layer="layout" svg:width="12.201cm" svg:height="1.352cm" svg:x="1cm" svg:y="1cm">
          <draw:text-box>
            <text:p><text:span text:style-name="T2">Indicator Selection</text:span></text:p>
          </draw:text-box>
        </draw:frame>
        <draw:g>
          <draw:custom-shape draw:style-name="gr26" draw:text-style-name="P16" draw:layer="layout" svg:width="5.25cm" svg:height="3.973cm" svg:x="23cm" svg:y="1.127cm">
            <text:p text:style-name="P15"><text:span text:style-name="T3"/></text:p>
            <text:p text:style-name="P15"/>
            <text:p text:style-name="P15"/>
            <text:p text:style-name="P15"/>
            <text:p text:style-name="P15"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27" draw:text-style-name="P17" draw:layer="layout" svg:width="1.358cm" svg:height="1.275cm" svg:x="23.072cm" svg:y="1.1cm">
              <draw:text-box>
                <text:p><text:span text:style-name="T4">Key:</text:span></text:p>
              </draw:text-box>
            </draw:frame>
            <draw:g>
              <draw:custom-shape draw:style-name="gr28" draw:text-style-name="P19" draw:layer="layout" svg:width="2.173cm" svg:height="1.262cm" svg:x="23.253cm" svg:y="1.975cm">
                <text:p text:style-name="P18"><text:span text:style-name="T5">Variable</text:span></text:p>
                <draw:enhanced-geometry svg:viewBox="0 0 21600 21600" draw:type="rectangle" draw:enhanced-path="M 0 0 L 21600 0 21600 21600 0 21600 0 0 Z N"/>
              </draw:custom-shape>
              <draw:custom-shape draw:style-name="gr29" draw:text-style-name="P20" draw:layer="layout" svg:width="2.173cm" svg:height="1.262cm" svg:x="23.253cm" svg:y="3.417cm">
                <text:p text:style-name="P18"><text:span text:style-name="T5">Process</text:span></text:p>
                <draw:enhanced-geometry svg:viewBox="0 0 21600 21600" draw:type="rectangle" draw:enhanced-path="M 0 0 L 21600 0 21600 21600 0 21600 0 0 Z N"/>
              </draw:custom-shape>
              <draw:custom-shape draw:style-name="gr30" draw:text-style-name="P21" draw:layer="layout" svg:width="2.172cm" svg:height="1.262cm" svg:x="25.788cm" svg:y="1.975cm">
                <text:p text:style-name="P18"><text:span text:style-name="T5">Output</text:span></text:p>
                <draw:enhanced-geometry svg:viewBox="0 0 21600 21600" draw:type="rectangle" draw:enhanced-path="M 0 0 L 21600 0 21600 21600 0 21600 0 0 Z N"/>
              </draw:custom-shape>
              <draw:custom-shape draw:style-name="gr31" draw:text-style-name="P22" draw:layer="layout" svg:width="2.172cm" svg:height="1.262cm" svg:x="25.788cm" svg:y="3.417cm">
                <text:p text:style-name="P18"><text:span text:style-name="T5">Inpu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2" draw:text-style-name="P9" draw:layer="layout" draw:type="curve" svg:x1="18.2cm" svg:y1="4.5cm" svg:x2="5.488cm" svg:y2="7.25cm" draw:start-shape="id14" draw:start-glue-point="6" draw:end-shape="id1" draw:end-glue-point="4" svg:d="M18200 4500c0 2064-12712 689-12712 2750" svg:viewBox="0 0 12713 2751">
          <text:p/>
        </draw:connector>
        <draw:connector draw:style-name="gr33" draw:text-style-name="P9" draw:layer="layout" draw:type="curve" svg:x1="5.793cm" svg:y1="18.79cm" svg:x2="4.997cm" svg:y2="18.794cm" draw:start-shape="id10" draw:start-glue-point="5" draw:end-shape="id15" draw:end-glue-point="7" svg:d="M5793 18790c-597 0-199 4-796 4" svg:viewBox="0 0 797 5">
          <text:p/>
        </draw:connector>
        <draw:connector draw:style-name="gr34" draw:text-style-name="P9" draw:layer="layout" draw:type="curve" svg:x1="19.688cm" svg:y1="8.222cm" svg:x2="21.779cm" svg:y2="8.336cm" draw:start-shape="id2" draw:start-glue-point="7" draw:end-shape="id3" svg:d="M19688 8222c1569 0 524 114 2091 114" svg:viewBox="0 0 2092 11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OpenSymbol1" svg:font-family="OpenSymbol, 'Arial Unicode MS'"/>
    <style:font-face style:name="Arial1" svg:font-family="Arial" style:font-family-generic="swiss"/>
    <style:font-face style:name="Arial" svg:font-family="Arial" style:font-pitch="variable"/>
    <style:font-face style:name="Microsoft YaHei" svg:font-family="'Microsoft YaHei'" style:font-pitch="variable"/>
    <style:font-face style:name="OpenSymbol3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3" svg:font-family="Arial" style:font-family-generic="system" style:font-pitch="variable"/>
    <style:font-face style:name="Liberation Sans3" svg:font-family="'Liberation Sans', Arial" style:font-family-generic="system" style:font-pitch="variable"/>
    <style:font-face style:name="Microsoft YaHei1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7T14:41:49.860000000</meta:creation-date>
    <dc:date>2021-06-08T15:48:08.305000000</dc:date>
    <meta:editing-duration>PT1H17M53S</meta:editing-duration>
    <meta:editing-cycles>8</meta:editing-cycles>
    <meta:generator>LibreOffice/7.1.2.2$Windows_X86_64 LibreOffice_project/8a45595d069ef5570103caea1b71cc9d82b2aae4</meta:generator>
    <meta:document-statistic meta:object-count="44"/>
  </office:meta>
</office:document-meta>
</file>